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9a870" draw:textarea-horizontal-align="justify" draw:textarea-vertical-align="middle" draw:auto-grow-height="false" fo:min-height="3.75cm" fo:min-width="3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1.5cm"/>
    </style:style>
    <style:style style:name="gr3" style:family="graphic" style:parent-style-name="standard">
      <style:graphic-properties draw:stroke="none" draw:fill-color="#f9a870" draw:textarea-horizontal-align="justify" draw:textarea-vertical-align="middle" draw:auto-grow-height="false" fo:min-height="0.25cm" fo:min-width="3.7cm"/>
    </style:style>
    <style:style style:name="gr4" style:family="graphic" style:parent-style-name="standard">
      <style:graphic-properties draw:stroke="none" draw:fill-color="#f9a870" draw:textarea-horizontal-align="justify" draw:textarea-vertical-align="middle" draw:auto-grow-height="false" fo:min-height="0cm" fo:min-width="3.5cm"/>
    </style:style>
    <style:style style:name="gr5" style:family="graphic" style:parent-style-name="standard">
      <style:graphic-properties draw:stroke="none" draw:fill-color="#add58a" draw:textarea-horizontal-align="justify" draw:textarea-vertical-align="middle" draw:auto-grow-height="false" fo:min-height="0.05cm" fo:min-width="5.5cm"/>
    </style:style>
    <style:style style:name="gr6" style:family="graphic" style:parent-style-name="objectwithoutfill">
      <style:graphic-properties draw:stroke="dash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-color="#f9a87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add58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000000"/>
    </style:style>
  </office:automatic-styles>
  <office:body>
    <office:drawing>
      <draw:page draw:name="page1" draw:style-name="dp1" draw:master-page-name="Predefinito">
        <draw:custom-shape draw:style-name="gr1" draw:text-style-name="P1" draw:layer="measurelines" svg:width="4cm" svg:height="4cm" svg:x="2cm" svg:y="0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2cm" svg:height="1cm" svg:x="2cm" svg:y="2.2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measurelines" svg:width="4.2cm" svg:height="0.5cm" svg:x="0cm" svg:y="2.4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measurelines" svg:width="4cm" svg:height="0.1cm" svg:x="0cm" svg:y="5.2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measurelines" svg:width="4cm" svg:height="0.1cm" svg:x="2cm" svg:y="5.2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6cm" svg:height="0.3cm" svg:x="0cm" svg:y="5.348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measurelines" svg:x1="2cm" svg:y1="2.048cm" svg:x2="4cm" svg:y2="2.048cm">
          <text:p/>
        </draw:line>
        <draw:g>
          <svg:title>TexMaths</svg:title>
          <svg:desc>14§display§\Delta x§svg§600§TRUE§</svg:desc>
          <draw:polygon draw:style-name="gr7" draw:text-style-name="P5" draw:layer="measurelines" svg:width="0.691cm" svg:height="0.336cm" svg:x="2.631cm" svg:y="1.515cm" svg:viewBox="0 0 692 337" draw:points="346,337 0,337 0,0 692,0 692,337">
            <text:p/>
          </draw:polygon>
          <draw:path draw:style-name="gr8" draw:text-style-name="P6" draw:layer="measurelines" svg:width="0.363cm" svg:height="0.353cm" svg:x="2.655cm" svg:y="1.499cm" svg:viewBox="0 0 364 354" svg:d="M195 9c-4-7-5-9-12-9-9 0-11 2-14 9l-167 334c-2 5-2 6-2 6 0 5 3 5 11 5h343c8 0 10 0 10-5 0 0 0-1-2-6zM167 49l132 266h-265z">
            <text:p/>
          </draw:path>
          <draw:path draw:style-name="gr8" draw:text-style-name="P6" draw:layer="measurelines" svg:width="0.245cm" svg:height="0.223cm" svg:x="3.055cm" svg:y="1.633cm" svg:viewBox="0 0 246 224" svg:d="M151 69c2-13 14-58 48-58 4 0 15 0 25 6-13 3-24 15-24 27 0 7 6 18 19 18 12 0 27-9 27-30 0-25-29-32-46-32-29 0-45 26-52 38-13-34-38-38-53-38-51 0-79 64-79 76 0 5 4 5 5 5 5 0 6 0 7-5 17-53 49-65 66-65 9 0 27 5 27 33 0 15-9 49-27 117-8 31-26 52-47 52-3 0-15 0-25-6 13-3 24-13 24-27 0-13-11-18-19-18-15 0-27 14-27 29 0 23 25 33 46 33 34 0 50-35 53-38 5 19 23 38 52 38 52 0 80-64 80-76 0-5-5-5-6-5-4 0-6 1-7 5-15 53-50 65-66 65-19 0-27-16-27-33 0-11 4-21 9-44z">
            <text:p/>
          </draw:path>
        </draw:g>
        <draw:line draw:style-name="gr6" draw:text-style-name="P4" draw:layer="measurelines" svg:x1="2cm" svg:y1="0.548cm" svg:x2="6cm" svg:y2="0.548cm">
          <text:p/>
        </draw:line>
        <draw:g>
          <svg:title>TexMaths</svg:title>
          <svg:desc>14§display§L§svg§600§TRUE§</svg:desc>
          <draw:polygon draw:style-name="gr7" draw:text-style-name="P5" draw:layer="measurelines" svg:width="0.335cm" svg:height="0.336cm" svg:x="3.63cm" svg:y="0cm" svg:viewBox="0 0 336 337" draw:points="168,337 0,337 0,0 336,0 336,337">
            <text:p/>
          </draw:polygon>
          <draw:path draw:style-name="gr8" draw:text-style-name="P6" draw:layer="measurelines" svg:width="0.297cm" svg:height="0.336cm" svg:x="3.649cm" svg:y="0cm" svg:viewBox="0 0 298 337" svg:d="M166 38c4-17 5-22 51-22 16 0 19 0 19-10 0-6-5-6-8-6-15 0-57 1-72 1s-52-1-66-1c-4 0-9 0-9 10 0 6 4 6 13 6 1 0 10 0 19 1 9 0 14 1 14 8 0 1-2 3-3 9l-66 265c-4 19-5 22-45 22-9 0-13 0-13 10 0 6 4 6 13 6h229c12 0 12 0 16-8l39-107c1-5 1-6 1-7 0-2-1-6-6-6-4 0-4 4-8 12-16 44-39 100-124 100h-47c-7 0-8 0-10 0-6 0-7-1-7-4 0-2 0-4 3-12z">
            <text:p/>
          </draw:path>
        </draw:g>
        <draw:line draw:style-name="gr6" draw:text-style-name="P4" draw:layer="measurelines" svg:x1="6.2cm" svg:y1="4.748cm" svg:x2="6.2cm" svg:y2="0.748cm">
          <text:p/>
        </draw:line>
        <draw:g>
          <svg:title>TexMaths</svg:title>
          <svg:desc>14§display§W
§svg§600§TRUE§</svg:desc>
          <draw:polygon draw:style-name="gr7" draw:text-style-name="P5" draw:layer="measurelines" svg:width="0.534cm" svg:height="0.337cm" svg:x="6.331cm" svg:y="2.502cm" svg:viewBox="0 0 535 338" draw:points="267,338 0,338 0,0 535,0 535,338">
            <text:p/>
          </draw:polygon>
          <draw:path draw:style-name="gr8" draw:text-style-name="P6" draw:layer="measurelines" svg:width="0.489cm" svg:height="0.348cm" svg:x="6.358cm" svg:y="2.502cm" svg:viewBox="0 0 490 349" svg:d="M426 57c13-21 24-39 55-41 5-1 9-1 9-10 0-3-2-6-5-6-13 0-26 1-39 1-16 0-34-1-51-1-2 0-9 0-9 9 0 6 4 7 8 7 11 0 28 4 28 19 0 5-3 9-6 15l-133 234-18-246c-1-9-3-22 33-22 9 0 14 0 14-10 0-6-6-6-7-6-20 0-40 1-60 1-12 0-41-1-52-1-3 0-10 0-10 10 0 6 5 6 12 6 21 0 25 2 26 12l3 38-124 218-19-250c0-7 0-18 37-18 5 0 10 0 10-10 0-6-6-6-7-6-19 0-40 1-60 1-17 0-35-1-52-1-2 0-9 0-9 9 0 7 4 7 12 7 25 0 25 4 26 18l23 302c1 9 1 13 7 13s8-3 13-11l144-252 20 250c0 11 1 13 7 13s9-6 12-10z">
            <text:p/>
          </draw:path>
        </draw:g>
        <draw:line draw:style-name="gr6" draw:text-style-name="P4" draw:layer="measurelines" svg:x1="6.2cm" svg:y1="5.348cm" svg:x2="6.2cm" svg:y2="5.648cm">
          <text:p/>
        </draw:line>
        <draw:g>
          <svg:title>TexMaths</svg:title>
          <svg:desc>14§display§h_s§svg§600§TRUE§</svg:desc>
          <draw:polygon draw:style-name="gr7" draw:text-style-name="P5" draw:layer="measurelines" svg:width="0.469cm" svg:height="0.416cm" svg:x="6.332cm" svg:y="5.203cm" svg:viewBox="0 0 470 417" draw:points="235,417 0,417 0,0 470,0 470,417">
            <text:p/>
          </draw:polygon>
          <draw:path draw:style-name="gr8" draw:text-style-name="P6" draw:layer="measurelines" svg:width="0.242cm" svg:height="0.347cm" svg:x="6.359cm" svg:y="5.203cm" svg:viewBox="0 0 243 348" svg:d="M114 6c0-2 0-6-5-6-12 0-49 4-61 4-4 2-10 2-10 11 0 6 5 6 12 6 24 0 25 4 25 8l-1 10-72 285c-2 6-2 8-2 10 0 12 10 14 15 14 7 0 15-6 17-13l11-37 10-45c3-11 6-21 9-32 1-4 4-21 5-23 1-4 17-32 34-46 10-8 25-16 47-16 21 0 27 16 27 34 0 26-19 80-32 110-3 11-5 18-5 28 0 22 16 40 40 40 46 0 65-72 65-76 0-5-5-5-7-5-4 0-4 2-7 9-7 26-23 61-50 61-9 0-12-4-12-17 0-12 4-23 9-34 8-22 30-80 30-109 0-31-20-53-57-53-31 0-55 16-73 38z">
            <text:p/>
          </draw:path>
          <draw:path draw:style-name="gr8" draw:text-style-name="P6" draw:layer="measurelines" svg:width="0.138cm" svg:height="0.156cm" svg:x="6.64cm" svg:y="5.466cm" svg:viewBox="0 0 139 157" svg:d="M125 22c-9 3-14 9-14 17s6 11 11 11c3 0 17-2 17-20 0-22-26-30-47-30-54 0-64 40-64 50 0 14 8 22 12 26 9 7 16 8 39 12 8 2 31 6 31 23 0 7-5 19-19 28-14 8-31 8-35 8-13 0-34-4-41-15 11-1 19-10 19-20 0-8-7-12-14-12-10 0-20 8-20 23 0 20 22 34 56 34 64 0 76-44 76-57 0-33-36-38-48-42-3 0-12-2-15-2-12-2-19-10-19-18s7-17 15-21c9-7 21-7 27-7 8 0 26 1 33 12z">
            <text:p/>
          </draw:path>
        </draw:g>
        <draw:g>
          <svg:title>TexMaths</svg:title>
          <svg:desc>14§display§\epsilon_r§svg§600§TRUE§</svg:desc>
          <draw:polygon draw:style-name="gr7" draw:text-style-name="P5" draw:layer="measurelines" svg:width="0.394cm" svg:height="0.286cm" svg:x="2.842cm" svg:y="5.37cm" svg:viewBox="0 0 395 287" draw:points="198,287 0,287 0,0 395,0 395,287">
            <text:p/>
          </draw:polygon>
          <draw:path draw:style-name="gr8" draw:text-style-name="P6" draw:layer="measurelines" svg:width="0.163cm" svg:height="0.217cm" svg:x="2.866cm" svg:y="5.37cm" svg:viewBox="0 0 164 218" svg:d="M125 102c7 0 16 0 16-9 0-7-5-7-14-7h-80c11-42 39-70 84-70h16c8 0 17 0 17-9 0-7-7-7-16-7h-17c-65 0-131 49-131 125 0 54 37 93 90 93 32 0 65-19 65-24 0-3-1-8-6-8-1 0-2 0-6 3-15 10-34 18-52 18-29 0-54-20-54-64 0-16 5-36 6-41z">
            <text:p/>
          </draw:path>
          <draw:path draw:style-name="gr8" draw:text-style-name="P6" draw:layer="measurelines" svg:width="0.161cm" svg:height="0.156cm" svg:x="3.059cm" svg:y="5.503cm" svg:viewBox="0 0 162 157" svg:d="M65 83c1-2 9-34 9-35 1-3 11-20 23-29 3-2 13-9 28-9 3 0 12 0 19 5-12 3-16 12-16 19s7 13 15 13c7 0 19-7 19-21 0-18-19-26-37-26s-34 8-49 25c-6-22-28-25-36-25-13 0-22 8-28 18-8 13-12 34-12 35 0 4 4 4 6 4 5 0 5-1 7-10 6-21 13-37 26-37 9 0 11 7 11 17 0 7-3 19-5 29-2 9-6 23-8 30l-11 45c-1 4-4 13-4 15 0 7 7 11 13 11 4 0 11-4 14-10 1-3 5-18 7-2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7cm" fo:page-height="5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9-05T11:14:02.538013838</dc:date>
    <meta:editing-duration>PT1H27M44S</meta:editing-duration>
    <meta:editing-cycles>23</meta:editing-cycles>
    <meta:generator>LibreOffice/5.4.1.2.0$Linux_X86_64 LibreOffice_project/40m0$Build-2</meta:generator>
    <meta:document-statistic meta:object-count="28"/>
  </office:meta>
</office:document-meta>
</file>